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nux Libertine" svg:font-family="'Linux Libertine', Georgia, Times, serif"/>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35efa"/>
    </style:style>
    <style:style style:name="P2" style:family="paragraph" style:parent-style-name="Text_20_body">
      <style:paragraph-properties fo:margin-left="0in" fo:margin-right="0in" fo:margin-top="0.1252in" fo:margin-bottom="0in" style:contextual-spacing="false" fo:text-indent="0in" style:auto-text-indent="false"/>
    </style:style>
    <style:style style:name="P3" style:family="paragraph" style:parent-style-name="Text_20_body">
      <style:paragraph-properties fo:margin-left="0in" fo:margin-right="0in" fo:margin-top="0.1252in" fo:margin-bottom="0in" style:contextual-spacing="false" fo:text-indent="0in" style:auto-text-indent="false"/>
      <style:text-properties fo:background-color="transparent"/>
    </style:style>
    <style:style style:name="P4" style:family="paragraph" style:parent-style-name="Text_20_body">
      <style:paragraph-properties fo:margin-left="0in" fo:margin-right="0in" fo:margin-top="0.1252in" fo:margin-bottom="0in" style:contextual-spacing="false" fo:text-indent="0in" style:auto-text-indent="false"/>
      <style:text-properties officeooo:paragraph-rsid="001af361" fo:background-color="transparent"/>
    </style:style>
    <style:style style:name="P5" style:family="paragraph" style:parent-style-name="Text_20_body">
      <style:paragraph-properties fo:margin-left="0in" fo:margin-right="0in" fo:margin-top="0in" fo:margin-bottom="0in" style:contextual-spacing="false" fo:text-indent="0in" style:auto-text-indent="false"/>
    </style:style>
    <style:style style:name="P6" style:family="paragraph" style:parent-style-name="Text_20_body">
      <style:paragraph-properties fo:margin-left="0in" fo:margin-right="0in" fo:margin-top="0in" fo:margin-bottom="0in" style:contextual-spacing="false" fo:text-indent="0in" style:auto-text-indent="false"/>
      <style:text-properties fo:background-color="transparent"/>
    </style:style>
    <style:style style:name="T1" style:family="text">
      <style:text-properties fo:font-style="italic"/>
    </style:style>
    <style:style style:name="T2" style:family="text">
      <style:text-properties fo:background-color="transparent" loext:char-shading-value="0"/>
    </style:style>
    <style:style style:name="T3" style:family="text">
      <style:text-properties fo:color="#000000"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Rationnalisme mécanique</text:span></text:p>
      <text:p text:style-name="P4"><text:span text:style-name="T3">Le siècle des Lumières est souvent vu comme une période où l’impératif catégorique était recherche de la vérité. Prenant les bases du rationalisme de Descartes, les intellectuelles de cette époque tentent d’expliquer le monde par la raison. De grandes avancées furent accomplies, mais pour certaines elles ont été le continuum des travaux menés par d’autres lors de l’aube des Lumières. Les mathématiques n’en déroge pas et quoi de plus vrai que l’arithmétique. Ainsi, du rationalisme aux mathématiques jusqu’aux algorithmes, nous retrouvons de cette intersection un grand nom du calcul infinitésimal. Nulle autre que Gottfried Wilhelm Leibniz surtout connu dans l’univers des mathématiques pour ses travaux sur le calcul différentiel et sur le calcul intégral, mais beaucoup moins pour ces talents d’inventeur. Cet article portera sur les contributions de Leibniz en ce qui a trait aux calculatrices mécaniques ayant vu le jour au début des 17 siècles.</text:span></text:p>
      <text:p text:style-name="P4"><text:span text:style-name="T3"/></text:p>
      <text:p text:style-name="P3">L’histoire de la calculatrice mécanique nommé par Blaise Pascal en 1642</text:p>
      <text:p text:style-name="P3">(vie de Leibniz)Ce visionnaire allemand inventa une machine calculatoire théorique aussi appelée Calculus ratiocinator.</text:p>
      <text:p text:style-name="P5"/>
      <text:p text:style-name="P6">C’est quelque décennie avant l’essor du siècle des Lumières (nommément l’aube des Lumières) que Leibniz rend compte de sa machine dans son ouvrage Dissertatio de Arte combinatoire qu’il publie en 1666. Il est alors âgé de 20 ans. Leibniz réussit la fabrication d’une machine capable des quatre opérations de bases, soit addition, multiplication, soustraction et division. </text:p>
      <text:p text:style-name="P5"/>
      <text:p text:style-name="P5"><text:span text:style-name="T2">Leibniz pensait aussi qu’il était possible de déterminer la valeur de vérité de n’importe quel énoncé par calcul, et ce en la traduisant dans un langage qu’il appelle </text:span><text:span text:style-name="T1">characteristica universalis. </text:span>Ses rêves métaphysiques sont bien sûr irréalisables, ne serait-ce que par le théorème d’incomplétude de Godel (précédemment élaboré dans une édition antérieure de l’Axiomatique). </text:p>
      <text:p text:style-name="P5"/>
      <text:p text:style-name="P6">Cependant, l’invention de sa calculatrice mécanique est bien réelle et elle fut réalisée en 1693 (voir figure). </text:p>
      <text:p text:style-name="P6">Bien que l’idée d’une calculatrice mécanique est déjà été réalisé en 1642 par Pascaline Blaise Pascal (que l’on associe à son triangle éponyme) l’inventeur de la première machine à calculer pouvant accomplir les deux opérations de base , c’est Leibniz qui conçu une capable des quatre opérations. Il réussit cette prouesse en utilisant un cylindre cannelé particulier qu’il inventa lui-même en 1673.</text:p>
      <text:p text:style-name="P5"/>
      <text:p text:style-name="P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nux Libertine" svg:font-family="'Linux Libertine', Georgia, Times, serif"/>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2T08:47:29.238862605</meta:creation-date>
    <dc:date>2021-03-13T19:08:41.699190797</dc:date>
    <meta:editing-duration>PT44M37S</meta:editing-duration>
    <meta:editing-cycles>8</meta:editing-cycles>
    <meta:generator>LibreOffice/7.1.0.3$Linux_X86_64 LibreOffice_project/10$Build-3</meta:generator>
    <meta:document-statistic meta:table-count="0" meta:image-count="0" meta:object-count="0" meta:page-count="1" meta:paragraph-count="8" meta:word-count="362" meta:character-count="2424" meta:non-whitespace-character-count="2067"/>
  </office:meta>
</office:document-meta>
</file>